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2709in"/>
    </style:style>
    <style:style style:name="co2" style:family="table-column">
      <style:table-column-properties fo:break-before="auto" style:column-width="0.889in"/>
    </style:style>
    <style:style style:name="ro1" style:family="table-row">
      <style:table-row-properties style:row-height="0.2209in" fo:break-before="auto" style:use-optimal-row-height="false"/>
    </style:style>
    <style:style style:name="ro2" style:family="table-row">
      <style:table-row-properties style:row-height="0.2075in" fo:break-before="auto" style:use-optimal-row-height="false"/>
    </style:style>
    <style:style style:name="ro3" style:family="table-row">
      <style:table-row-properties style:row-height="0.168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81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row table:style-name="ro1">
          <table:table-cell office:value-type="string">
            <text:p>Position du dialogSeekBar + Fenetre chapters, juste à coté</text:p>
          </table:table-cell>
          <table:table-cell office:value-type="string">
            <text:p>ENH</text:p>
          </table:table-cell>
          <table:table-cell/>
        </table:table-row>
        <table:table-row table:style-name="ro1">
          <table:table-cell office:value-type="string">
            <text:p>Extended Info pour les films : Director + Page Film / Acteur sur le onClick</text:p>
          </table:table-cell>
          <table:table-cell office:value-type="string">
            <text:p>FEAT</text:p>
          </table:table-cell>
          <table:table-cell/>
        </table:table-row>
        <table:table-row table:style-name="ro1">
          <table:table-cell office:value-type="string">
            <text:p>Rechercher les info pour un Album qui n'est pas dans la DB locale</text:p>
          </table:table-cell>
          <table:table-cell office:value-type="string">
            <text:p>ENH</text:p>
          </table:table-cell>
          <table:table-cell/>
        </table:table-row>
        <table:table-row table:style-name="ro1">
          <table:table-cell office:value-type="string">
            <text:p>Mode hors connexion pour les extra info des films, utiliser info locale ou afficher une erreur</text:p>
          </table:table-cell>
          <table:table-cell office:value-type="string">
            <text:p>ENH</text:p>
          </table:table-cell>
          <table:table-cell/>
        </table:table-row>
        <table:table-row table:style-name="ro1">
          <table:table-cell office:value-type="string">
            <text:p>Sauver le chemin Artist/Album/Songs quand l'appli est shutdown pour le restaurer après</text:p>
          </table:table-cell>
          <table:table-cell office:value-type="string">
            <text:p>ENH</text:p>
          </table:table-cell>
          <table:table-cell/>
        </table:table-row>
        <table:table-row table:style-name="ro1">
          <table:table-cell office:value-type="string">
            <text:p>Fetch de toutes les info (ne marche pas bien pour la musique, vérifier pour les films)</text:p>
          </table:table-cell>
          <table:table-cell office:value-type="string">
            <text:p>FEAT</text:p>
          </table:table-cell>
          <table:table-cell/>
        </table:table-row>
        <table:table-row table:style-name="ro1">
          <table:table-cell office:value-type="string">
            <text:p>Fix des Metadata Film – Ajouter un bouton</text:p>
          </table:table-cell>
          <table:table-cell office:value-type="string">
            <text:p>FEAT</text:p>
          </table:table-cell>
          <table:table-cell/>
        </table:table-row>
        <table:table-row table:style-name="ro1">
          <table:table-cell office:value-type="string">
            <text:p>Fix des Metadata Artist – Ajouter un bouton</text:p>
          </table:table-cell>
          <table:table-cell office:value-type="string">
            <text:p>FEAT</text:p>
          </table:table-cell>
          <table:table-cell/>
        </table:table-row>
        <table:table-row table:style-name="ro1">
          <table:table-cell office:value-type="string">
            <text:p>Fix des Metadata Album – Ajouter un bouton</text:p>
          </table:table-cell>
          <table:table-cell office:value-type="string">
            <text:p>FEAT</text:p>
          </table:table-cell>
          <table:table-cell/>
        </table:table-row>
        <table:table-row table:style-name="ro1" table:number-rows-repeated="2">
          <table:table-cell table:number-columns-repeated="3"/>
        </table:table-row>
        <table:table-row table:style-name="ro1">
          <table:table-cell office:value-type="string">
            <text:p>Bouton pour choisir un fanart pour les artist et les films</text:p>
          </table:table-cell>
          <table:table-cell office:value-type="string">
            <text:p>FEAT</text:p>
          </table:table-cell>
          <table:table-cell/>
        </table:table-row>
        <table:table-row table:style-name="ro1">
          <table:table-cell office:value-type="string">
            <text:p>Bouton shuffle all sur la page all songs</text:p>
          </table:table-cell>
          <table:table-cell office:value-type="string">
            <text:p>FEAT</text:p>
          </table:table-cell>
          <table:table-cell/>
        </table:table-row>
        <table:table-row table:style-name="ro1">
          <table:table-cell office:value-type="string">
            <text:p>Bouton Play Album + Shuffle + Add to queue sur la page all albums</text:p>
          </table:table-cell>
          <table:table-cell office:value-type="string">
            <text:p>FEAT</text:p>
          </table:table-cell>
          <table:table-cell/>
        </table:table-row>
        <table:table-row table:style-name="ro1">
          <table:table-cell office:value-type="string">
            <text:p>Bouton Play Album + Shuffle + Add to queue sur la page all artist view</text:p>
          </table:table-cell>
          <table:table-cell office:value-type="string">
            <text:p>FEAT</text:p>
          </table:table-cell>
          <table:table-cell/>
        </table:table-row>
        <table:table-row table:style-name="ro1">
          <table:table-cell table:number-columns-repeated="3"/>
        </table:table-row>
        <table:table-row table:style-name="ro1">
          <table:table-cell office:value-type="string">
            <text:p>Gestion des sources Add</text:p>
          </table:table-cell>
          <table:table-cell office:value-type="string">
            <text:p>FEAT</text:p>
          </table:table-cell>
          <table:table-cell/>
        </table:table-row>
        <table:table-row table:style-name="ro1">
          <table:table-cell office:value-type="string">
            <text:p>Gestion des sources Remove &amp; Clean DB</text:p>
          </table:table-cell>
          <table:table-cell office:value-type="string">
            <text:p>FEAT</text:p>
          </table:table-cell>
          <table:table-cell/>
        </table:table-row>
        <table:table-row table:style-name="ro1">
          <table:table-cell office:value-type="string">
            <text:p>Clean de la db films qui bug – voir le pb avec Angel-A</text:p>
          </table:table-cell>
          <table:table-cell office:value-type="string">
            <text:p>BUG</text:p>
          </table:table-cell>
          <table:table-cell/>
        </table:table-row>
        <table:table-row table:style-name="ro2">
          <table:table-cell table:number-columns-repeated="3"/>
        </table:table-row>
        <table:table-row table:style-name="ro1">
          <table:table-cell office:value-type="string">
            <text:p>Intégration de Twitch.TV</text:p>
          </table:table-cell>
          <table:table-cell office:value-type="string">
            <text:p>FEAT</text:p>
          </table:table-cell>
          <table:table-cell/>
        </table:table-row>
        <table:table-row table:style-name="ro3">
          <table:table-cell office:value-type="string">
            <text:p>Fix de la progress bar qui donne souvent une info bidon</text:p>
          </table:table-cell>
          <table:table-cell office:value-type="string">
            <text:p>ENH</text:p>
          </table:table-cell>
          <table:table-cell/>
        </table:table-row>
        <table:table-row table:style-name="ro3">
          <table:table-cell office:value-type="string">
            <text:p>Pb du visaliser qui ne démarre pas assez vite quand on lance la musique depuis le DialogAlbumInfo, c'est moche</text:p>
          </table:table-cell>
          <table:table-cell office:value-type="string">
            <text:p>ENH</text:p>
          </table:table-cell>
          <table:table-cell/>
        </table:table-row>
        <table:table-row table:style-name="ro3">
          <table:table-cell office:value-type="string">
            <text:p>Utiliser Milkdrop sous windows et projectM sous linux</text:p>
          </table:table-cell>
          <table:table-cell office:value-type="string">
            <text:p>FEAT</text:p>
          </table:table-cell>
          <table:table-cell/>
        </table:table-row>
        <table:table-row table:style-name="ro4">
          <table:table-cell table:number-columns-repeated="3"/>
        </table:table-row>
        <table:table-row table:style-name="ro5">
          <table:table-cell office:value-type="string">
            <text:p>Lien depuis <text:s/>Album details vers Artist details - ??</text:p>
          </table:table-cell>
          <table:table-cell office:value-type="string">
            <text:p>ENH</text:p>
          </table:table-cell>
          <table:table-cell/>
        </table:table-row>
        <table:table-row table:style-name="ro4">
          <table:table-cell table:number-columns-repeated="3"/>
        </table:table-row>
        <table:table-row table:style-name="ro3">
          <table:table-cell office:value-type="string">
            <text:p>Gestion du background – custom user et option hide background fanart</text:p>
          </table:table-cell>
          <table:table-cell office:value-type="string">
            <text:p>FEAT</text:p>
          </table:table-cell>
          <table:table-cell office:value-type="string">
            <text:p>totest</text:p>
          </table:table-cell>
        </table:table-row>
        <table:table-row table:style-name="ro4">
          <table:table-cell table:number-columns-repeated="3"/>
        </table:table-row>
        <table:table-row table:style-name="ro3">
          <table:table-cell office:value-type="string">
            <text:p>Picto pour les boutons dans le dialog “add sources”</text:p>
          </table:table-cell>
          <table:table-cell office:value-type="string">
            <text:p>GRAPH</text:p>
          </table:table-cell>
          <table:table-cell/>
        </table:table-row>
        <table:table-row table:style-name="ro4">
          <table:table-cell table:number-columns-repeated="3"/>
        </table:table-row>
        <table:table-row table:style-name="ro3">
          <table:table-cell office:value-type="string">
            <text:p>Si on fait escape depuis une video, lancée depuis la picture library (oui c'est possible), la vidéo se met en pause et la vue va sur la video view. Il faut que ça revienne sur la picture view</text:p>
          </table:table-cell>
          <table:table-cell office:value-type="string">
            <text:p>BU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Bureau</meta:initial-creator>
    <meta:creation-date>2015-11-12T08:00:33.081401533</meta:creation-date>
    <dc:date>2016-02-24T23:08:47</dc:date>
    <dc:creator>Pierre Bureau</dc:creator>
    <meta:editing-duration>PT20M44S</meta:editing-duration>
    <meta:editing-cycles>12</meta:editing-cycles>
    <meta:generator>LibreOffice/3.5$Linux_x86 LibreOffice_project/350m1$Build-2</meta:generator>
    <meta:document-statistic meta:table-count="1" meta:cell-count="49" meta:object-count="0"/>
  </office:meta>
</office:document-meta>
</file>